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d7a" officeooo:paragraph-rsid="00108d7a"/>
    </style:style>
    <style:style style:name="P2" style:family="paragraph" style:parent-style-name="Standard">
      <style:paragraph-properties fo:text-align="start" style:justify-single-word="false"/>
      <style:text-properties officeooo:rsid="00108d7a" officeooo:paragraph-rsid="00108d7a"/>
    </style:style>
    <style:style style:name="P3" style:family="paragraph" style:parent-style-name="Standard">
      <style:text-properties officeooo:rsid="00127f57" officeooo:paragraph-rsid="00127f57"/>
    </style:style>
    <style:style style:name="P4" style:family="paragraph" style:parent-style-name="Standard">
      <style:text-properties fo:font-weight="normal" officeooo:rsid="00127f57" officeooo:paragraph-rsid="00127f57" style:font-weight-asian="normal" style:font-weight-complex="normal"/>
    </style:style>
    <style:style style:name="P5" style:family="paragraph" style:parent-style-name="Standard">
      <style:text-properties fo:font-weight="bold" officeooo:rsid="00127f57" officeooo:paragraph-rsid="00127f5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473d1" officeooo:paragraph-rsid="001473d1" style:font-weight-asian="bold" style:font-weight-complex="bold"/>
    </style:style>
    <style:style style:name="P7" style:family="paragraph" style:parent-style-name="Standard">
      <style:text-properties style:font-name="Liberation Serif" fo:font-size="12pt" officeooo:rsid="0013259f" officeooo:paragraph-rsid="0013259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officeooo:rsid="0013259f" officeooo:paragraph-rsid="0013259f"/>
    </style:style>
    <style:style style:name="P9" style:family="paragraph" style:parent-style-name="Standard">
      <style:paragraph-properties fo:text-align="start" style:justify-single-word="false"/>
      <style:text-properties officeooo:rsid="001473d1" officeooo:paragraph-rsid="001473d1"/>
    </style:style>
    <style:style style:name="P10" style:family="paragraph" style:parent-style-name="Preformatted_20_Text">
      <style:text-properties fo:color="#000000" style:font-name="Liberation Serif" fo:font-size="12pt" officeooo:paragraph-rsid="00127f57" style:font-size-asian="12pt" style:font-size-complex="12pt"/>
    </style:style>
    <style:style style:name="P11" style:family="paragraph" style:parent-style-name="Preformatted_20_Text">
      <style:text-properties fo:color="#000000" style:font-name="Liberation Serif" fo:font-size="12pt" fo:font-weight="normal" officeooo:rsid="00127f57" officeooo:paragraph-rsid="00127f57" style:font-size-asian="12pt" style:font-weight-asian="normal" style:font-size-complex="12pt" style:font-weight-complex="normal"/>
    </style:style>
    <style:style style:name="P12" style:family="paragraph" style:parent-style-name="Preformatted_20_Text">
      <style:text-properties style:font-name="Liberation Serif" fo:font-size="12pt" fo:font-weight="normal" officeooo:rsid="00127f57" officeooo:paragraph-rsid="00127f57" style:font-size-asian="12pt" style:font-weight-asian="normal" style:font-size-complex="12pt" style:font-weight-complex="normal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7f57"/>
    </style:style>
    <style:style style:name="T3" style:family="text">
      <style:text-properties fo:color="#000000"/>
    </style:style>
    <style:style style:name="T4" style:family="text">
      <style:text-properties fo:color="#000000" style:font-name="Liberation Serif" fo:font-size="12pt" style:font-size-asian="12pt" style:font-size-complex="12pt"/>
    </style:style>
    <style:style style:name="T5" style:family="text">
      <style:text-properties fo:font-weight="normal" officeooo:rsid="00127f57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3"><text:span text:style-name="T1">Слайд2: Введение</text:span></text:p>
      <text:p text:style-name="P10"><text:span text:style-name="T2">В научной среде существует множество пакетов прикладных </text:span>программ (ППП), активно использующихся в решении различных задач.</text:p>
      <text:p text:style-name="P14"><text:span text:style-name="T3">Ежегодная разработка новых программных продуктов вызывает устаревание некоторых программных решений, в частности отдельных частей в пакетах прикладных программ.</text:span></text:p>
      <text:p text:style-name="P13"><text:span text:style-name="T4">Возникает вопрос о повышении эффективности работы такого кода, а также о различных его модификациях с минимизацией затрат человеческого труда.</text:span></text:p>
      <text:p text:style-name="P4">Многие пакеты прикладных программ обладают параллельными реализациями. Однако возможен вариант, когда была разработана и реализована новая параллельная версия ранее не распараллеленного участка кода. Либо же, в связи с тем, что такие пакеты постоянно поддерживаются и развиваются, необходима возможность распараллеливания тех фрагментов, которые первоначально в самом пакете по каким-либо причинам были реализованы в последовательном виде. В таких случаях возникает необходимость осуществить замену в как можно большем объеме кода при минимизации человеческих затрат на его анализ и модификацию. Поэтому речь идет о создании системы, которая могла бы служить дополнением к уже существующим системам автоматического распараллеливания с целью облегчить процесс оптимизации большого объема сгенерированного кода для дальнейшего распараллеливания некоторых его участков.</text:p>
      <text:p text:style-name="P4"/>
      <text:p text:style-name="P5">Слайд 8: Подзадачи</text:p>
      <text:p text:style-name="P11">Создание коллекции реализаций часто используемых в ППП численных методов – такие коллекции будут использоваться в качестве базы для поиска в исходном коде ППП.</text:p>
      <text:p text:style-name="P10"><text:span text:style-name="T5">Создание метода поиска в исходном коде фрагментов, функционально</text:span> эквивалентных заданному – <text:span text:style-name="T2">под функциональной эквивалентностью будем иметь в виду не идентичную эквивалентность двух фрагментов, а их эквивалентность с учетом некоторого расстояния. Целью является увеличение этого расстояния.</text:span></text:p>
      <text:p text:style-name="P10">Создание коллекции целевых фрагментов с учетом различных характеристик <text:s text:c="9"/>«оптимальности». Под «оптимальностью» будем иметь в виду реализацию в <text:s text:c="10"/>соответствии с запросами пользователя (например, для конкретного окружения) – <text:span text:style-name="T2">эти фрагменты будут предложены в качестве замены реализаций из исходной коллекции. «Оптимальность» возможно задавать с помощью метаинформации элементов коллекции.</text:span></text:p>
      <text:p text:style-name="P10"/>
      <text:p text:style-name="P12"/>
      <text:p text:style-name="P7"><text:span text:style-name="T1">Слайд 11: Построение решения</text:span></text:p>
      <text:p text:style-name="P1"><text:span text:style-name="T1">Создание списка зависимостей, требуемых мотивом. </text:span>Мотив может обращаться к</text:p>
      <text:p text:style-name="P1">процедурам, тело которых находится в другом файле. На данном шаге составляется</text:p>
      <text:p text:style-name="P1">список таких файлов, из которых должна осуществиться загрузка.</text:p>
      <text:p text:style-name="P1"><text:span text:style-name="T1">Обнаружение рекурсий. </text:span>При нахождении процедуры с прямой рекурсией (процедура вызывает сама себя) такой вызов не заменяется на тело процедуры. Также выставляется ограничение на глубину подстановки.</text:p>
      <text:p text:style-name="P1"><text:span text:style-name="T1">Генерация нового файла, включающего все необходимые вызовы процедур. </text:span>Тела</text:p>
      <text:p text:style-name="P1">процедур, к которым обращается мотив, подставляются в места их вызова. При подстановке производится соответствующая замена имен переменных из процедуры на те, которые были использованы при вызове. Если вызываемая процедура не найдена в созданной базе, то она останется в текущем мотиве без изменений.</text:p>
      <text:p text:style-name="P1"><text:span text:style-name="T1">Удаление незначащих фрагментов.</text:span> Из генерируемого файла исключаются комментарии и процедуры, вызов которых не происходит из искомого мотива. Это осуществляется для снижения объема кода, по которому предстоит осуществлять поиск. После проведения описанных шагов получается шаблон, с которым и будет производиться сравнение при поиске дубликатов.</text:p>
      <text:p text:style-name="P1"/>
      <text:p text:style-name="P8"><text:soft-page-break/><text:span text:style-name="T1">Слайд 12: </text:span></text:p>
      <text:p text:style-name="P2"><text:span text:style-name="T1">Анализ пакета.</text:span> Обнаружение и составление списка файлов реализации на конкретном языке. Этап проводится для предварительного исключения файлов документации и прочих дополнительных файлов, по которым не нужно производить поиск.</text:p>
      <text:p text:style-name="P2"><text:span text:style-name="T1">Кластеризация файлов.</text:span> Отобранные файлы разбиваются на множество кластеров по наличию зависимостей для поэтапного сравнения с шаблоном. Для этого для каждого отобранного файла составляется список зависимостей, как и в случае с предобработкой мотива. Задается интересующая глубина вложенности. От глубины вложенности будет зависеть то, насколько объемным будет каждый кластер и насколько подробно в нем может быть осуществлен поиск. Далее, с учетом заданной глубины все файлы разбиваются на отдельные кластеры. Получаем множество кластеров, каждый из которых ограничен определенной глубиной вложенности, по которой может быть произведен поиск. В дальнейшем, поиск нужного мотива будет производиться отдельно по каждому такому кластеру.</text:p>
      <text:p text:style-name="P2"><text:span text:style-name="T1">Удаление комментариев</text:span> возможно производить до кластеризации или же после нее отдельно для каждого кластера. Выбор оптимального решения будет сделан по результатам работы подхода.</text:p>
      <text:p text:style-name="P2"/>
      <text:p text:style-name="P6">Слайды 16-18</text:p>
      <text:p text:style-name="P9">В таблице приведено количество вызовов функций пакета MPI-ESM, реализующих указанные численные методы. Как видно из таблицы, алгоритмом было найдено сравнительно большое количество фрагментов, схожих с искомым, несмотря на малое число вызовов функций-реализаций численных методов. Это показывает, что при применении предложенного алгоритма мы будем иметь возможность в дальнейшем произвести распараллеливание для существенно большего количество фрагментов.</text:p>
      <text:p text:style-name="P9"/>
      <text:p text:style-name="P9">В качестве дальнейшей работы планируется создание базы шаблонов параллельных реализаций некоторых методов, которые будут предложены пользователю в качестве замены. Также будет произведена реализация алгоритма выдачи информации о всех найденных схожих шаблонах и рекомендаций о замене и подстановке оптимальных эквивалентов.</text:p>
      <text:p text:style-name="P9">Планируется также рассмотреть возможность интеграции такой системы в системы автоматического распараллеливания код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23:51:26.382826149</meta:creation-date>
    <dc:date>2018-03-30T01:58:23.819150599</dc:date>
    <meta:editing-duration>PT25M36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25" meta:word-count="671" meta:character-count="5377" meta:non-whitespace-character-count="4708"/>
  </office:meta>
</office:document-meta>
</file>